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yAtomFeedView.buildFeedMetadata( Map &lt; String , Object &gt; model , Feed feed , HttpServletRequest requ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yAtomFeedView.buildFeedEntries( Map &lt; String , Object &gt; model , HttpServletRequest request , HttpServletResponse respons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AtomFeedViewTests.ren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